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22a8f" officeooo:paragraph-rsid="00022a8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3 – Week 2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9T14:50:57.848893123</meta:creation-date>
    <dc:date>2018-09-09T14:51:38.769178951</dc:date>
    <meta:editing-duration>PT40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1" meta:word-count="3" meta:character-count="12" meta:non-whitespace-character-count="8"/>
  </office:meta>
</office:document-meta>
</file>